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6cm" svg:height="9.695cm" svg:x="0.558cm" svg:y="5.233cm">
            <draw:object draw:notify-on-update-of-ranges="Planilha1.A5:Planilha1.A10 Planilha1.B4:Planilha1.B4 Planilha1.B5:Planilha1.B10 Planilha1.A5:Planilha1.A10 Planilha1.C4:Planilha1.C4 Planilha1.C5:Planilha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row table:style-name="ro1" table:number-rows-repeated="2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Número de Slots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Gbps</text:p>
          </table:table-cell>
          <table:table-cell table:style-name="ce5" office:value-type="string" calcext:value-type="string">
            <text:p>BPSK</text:p>
          </table:table-cell>
          <table:table-cell table:style-name="ce7" office:value-type="string" calcext:value-type="string">
            <text:p>Multi-M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float" office:value="256" calcext:value-type="float">
            <text:p>256</text:p>
          </table:table-cell>
          <table:table-cell table:style-name="ce9" office:value-type="float" office:value="145" calcext:value-type="float">
            <text:p>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4:37:08.4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4:06:16.480000000</meta:creation-date>
    <dc:date>2017-07-03T14:39:17.798000000</dc:date>
    <meta:editing-duration>PT2M48S</meta:editing-duration>
    <meta:editing-cycles>5</meta:editing-cycles>
    <meta:generator>LibreOffice/4.3.1.2$Windows_x86 LibreOffice_project/958349dc3b25111dbca392fbc281a05559ef6848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696cm" xlink:href=".." xlink:type="simple" chart:class="chart:bar" chart:column-mapping="0 1" chart:style-name="ch1">
        <chart:legend chart:legend-position="end" svg:x="13.897cm" svg:y="4.3cm" style:legend-expansion="high" chart:style-name="ch2"/>
        <chart:plot-area chart:style-name="ch3" table:cell-range-address="Planilha1.A4:Planilha1.C10" chart:data-source-has-labels="both" svg:x="1.331cm" svg:y="0.193cm" svg:width="12.246cm" svg:height="8.329cm">
          <chartooo:coordinate-region svg:x="2.138cm" svg:y="0.393cm" svg:width="11.439cm" svg:height="7.482cm"/>
          <chart:axis chart:dimension="x" chart:name="primary-x" chart:style-name="ch4" chartooo:axis-type="auto">
            <chartooo:date-scale/>
            <chart:title svg:x="6.735cm" svg:y="8.715cm" chart:style-name="ch5">
              <text:p>D (Gbps)</text:p>
            </chart:title>
            <chart:categories table:cell-range-address="Planilha1.A5:Planilha1.A10"/>
          </chart:axis>
          <chart:axis chart:dimension="x" chart:name="secondary-x" chart:style-name="ch6"/>
          <chart:axis chart:dimension="y" chart:name="primary-y" chart:style-name="ch7">
            <chart:title svg:x="0.451cm" svg:y="5.645cm" chart:style-name="ch8">
              <text:p>Número de Slots</text:p>
            </chart:title>
            <chart:grid chart:style-name="ch9" chart:class="major"/>
          </chart:axis>
          <chart:series chart:style-name="ch10" chart:values-cell-range-address="Planilha1.B5:Planilha1.B10" chart:label-cell-address="Planilha1.B4:Planilha1.B4" chart:class="chart:bar">
            <chart:data-point chart:repeated="6"/>
            <loext:propertry-mapping loext:property="BorderColor" loext:cell-range-address="Planilha1.A5:Planilha1.A10"/>
          </chart:series>
          <chart:series chart:style-name="ch11" chart:values-cell-range-address="Planilha1.C5:Planilha1.C10" chart:label-cell-address="Planilha1.C4:Planilha1.C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SK</text:p>
                <draw:g>
                  <svg:desc>Planilha1.B4:Planilha1.B4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Multi-MF</text:p>
                <draw:g>
                  <svg:desc>Planilha1.C4:Planilha1.C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lanilha1.A5:Planilha1.A10</svg:desc>
                </draw:g>
              </table:table-cell>
              <table:table-cell office:value-type="float" office:value="64">
                <text:p>64</text:p>
                <draw:g>
                  <svg:desc>Planilha1.B5:Planilha1.B10</svg:desc>
                </draw:g>
              </table:table-cell>
              <table:table-cell office:value-type="float" office:value="100">
                <text:p>100</text:p>
                <draw:g>
                  <svg:desc>Planilha1.A5:Planilha1.A10</svg:desc>
                </draw:g>
              </table:table-cell>
              <table:table-cell office:value-type="float" office:value="37">
                <text:p>37</text:p>
                <draw:g>
                  <svg:desc>Planilha1.C5:Planilha1.C1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2">
                <text:p>192</text:p>
              </table:table-cell>
              <table:table-cell office:value-type="float" office:value="300">
                <text:p>3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6">
                <text:p>256</text:p>
              </table:table-cell>
              <table:table-cell office:value-type="float" office:value="400">
                <text:p>400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